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9354in" fo:margin-left="-0.0104in" fo:margin-top="0in" fo:margin-bottom="0in" table:align="left" style:writing-mode="lr-tb"/>
    </style:style>
    <style:style style:name="Table1.A" style:family="table-column">
      <style:table-column-properties style:column-width="0.8667in"/>
    </style:style>
    <style:style style:name="Table1.B" style:family="table-column">
      <style:table-column-properties style:column-width="0.5326in"/>
    </style:style>
    <style:style style:name="Table1.C" style:family="table-column">
      <style:table-column-properties style:column-width="5.5361in"/>
    </style:style>
    <style:style style:name="Table1.1" style:family="table-row">
      <style:table-row-properties fo:keep-together="auto"/>
    </style:style>
    <style:style style:name="Table1.A1" style:family="table-cell">
      <style:table-cell-properties style:vertical-align="middle" fo:background-color="#ffffff" fo:padding="0.0104in" fo:border="none">
        <style:background-image/>
      </style:table-cell-properties>
    </style:style>
    <style:style style:name="Table2" style:family="table">
      <style:table-properties style:width="6.9354in" fo:margin-left="-0.0104in" fo:margin-top="0in" fo:margin-bottom="0in" table:align="left" style:writing-mode="lr-tb"/>
    </style:style>
    <style:style style:name="Table2.A" style:family="table-column">
      <style:table-column-properties style:column-width="0.8792in"/>
    </style:style>
    <style:style style:name="Table2.B" style:family="table-column">
      <style:table-column-properties style:column-width="0.5in"/>
    </style:style>
    <style:style style:name="Table2.C" style:family="table-column">
      <style:table-column-properties style:column-width="5.5563in"/>
    </style:style>
    <style:style style:name="Table2.1" style:family="table-row">
      <style:table-row-properties style:min-row-height="0.1847in" fo:keep-together="auto"/>
    </style:style>
    <style:style style:name="Table2.A1" style:family="table-cell">
      <style:table-cell-properties style:vertical-align="middle" fo:background-color="#ffffff" fo:padding="0.0104in" fo:border="none">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P1" style:family="paragraph" style:parent-style-name="Footer">
      <style:text-properties officeooo:rsid="00210061" officeooo:paragraph-rsid="00210061"/>
    </style:style>
    <style:style style:name="P2" style:family="paragraph" style:parent-style-name="Standard" style:list-style-name="">
      <style:paragraph-properties fo:margin-top="0.1945in" fo:margin-bottom="0.1945in" loext:contextual-spacing="false" fo:line-height="100%"/>
      <style:text-properties officeooo:paragraph-rsid="001f4f8b"/>
    </style:style>
    <style:style style:name="P3" style:family="paragraph" style:parent-style-name="Standard" style:list-style-name="WWNum22">
      <style:paragraph-properties fo:margin-top="0.1945in" fo:margin-bottom="0.1945in" loext:contextual-spacing="false" fo:line-height="100%"/>
      <style:text-properties officeooo:paragraph-rsid="001f4f8b"/>
    </style:style>
    <style:style style:name="P4" style:family="paragraph" style:parent-style-name="Standard">
      <style:paragraph-properties fo:margin-top="0.1945in" fo:margin-bottom="0.1945in" loext:contextual-spacing="false" fo:line-height="100%"/>
      <style:text-properties officeooo:paragraph-rsid="001f4f8b"/>
    </style:style>
    <style:style style:name="P5" style:family="paragraph" style:parent-style-name="Standard">
      <style:paragraph-properties fo:margin-top="0.1945in" fo:margin-bottom="0.1945in" loext:contextual-spacing="false" fo:line-height="100%"/>
      <style:text-properties style:font-name="Times New Roman" fo:font-size="12pt" fo:font-weight="bold" officeooo:paragraph-rsid="001f4f8b" style:font-name-asian="Times New Roman1" style:font-size-asian="12pt" style:font-weight-asian="bold" style:font-name-complex="Times New Roman1" style:font-size-complex="12pt" style:font-weight-complex="bold"/>
    </style:style>
    <style:style style:name="P6" style:family="paragraph" style:parent-style-name="Standard" style:list-style-name="">
      <style:paragraph-properties fo:margin-top="0.1945in" fo:margin-bottom="0.1945in" loext:contextual-spacing="false" fo:line-height="100%" fo:break-before="page"/>
      <style:text-properties officeooo:paragraph-rsid="001f4f8b"/>
    </style:style>
    <style:style style:name="P7" style:family="paragraph" style:parent-style-name="Standard" style:list-style-name="">
      <style:paragraph-properties fo:margin-left="0.5in" fo:margin-right="0in" fo:margin-top="0.1945in" fo:margin-bottom="0.1945in" loext:contextual-spacing="false" fo:line-height="100%" fo:text-indent="0in" style:auto-text-indent="false"/>
      <style:text-properties officeooo:paragraph-rsid="001f4f8b"/>
    </style:style>
    <style:style style:name="P8" style:family="paragraph" style:parent-style-name="Standard" style:list-style-name="WWNum22">
      <style:paragraph-properties fo:margin-top="0in" fo:margin-bottom="0in" loext:contextual-spacing="false" fo:line-height="100%"/>
      <style:text-properties style:font-name="Times New Roman" fo:font-size="12pt" officeooo:paragraph-rsid="001f4f8b" style:font-name-asian="Times New Roman1" style:font-size-asian="12pt" style:font-name-complex="Times New Roman1" style:font-size-complex="12pt" text:display="none"/>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font-weight="bold" officeooo:rsid="0025ff98"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weight="bold" officeooo:rsid="00268928"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officeooo:rsid="001e592e" style:font-name-asian="Times New Roman1" style:font-size-asian="12pt" style:font-name-complex="Times New Roman1" style:font-size-complex="12pt"/>
    </style:style>
    <style:style style:name="T6" style:family="text">
      <style:text-properties style:font-name="Times New Roman" fo:font-size="12pt" officeooo:rsid="0023b9be" style:font-name-asian="Times New Roman1" style:font-size-asian="12pt" style:font-name-complex="Times New Roman1" style:font-size-complex="12pt"/>
    </style:style>
    <style:style style:name="T7" style:family="text">
      <style:text-properties style:font-name="Times New Roman" fo:font-size="12pt" officeooo:rsid="0025a84a" style:font-name-asian="Times New Roman1" style:font-size-asian="12pt" style:font-name-complex="Times New Roman1" style:font-size-complex="12pt"/>
    </style:style>
    <style:style style:name="T8" style:family="text">
      <style:text-properties officeooo:rsid="0022b6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ppendix A: </text:span><text:span text:style-name="T2">Generic </text:span><text:span text:style-name="T1">Grading Criteria </text:span><text:span text:style-name="T3">for Projects</text:span></text:p>
      <text:p text:style-name="P4"><text:span text:style-name="T4">A Excellent – </text:span><text:span text:style-name="T5">Project is well-designed and executed, and is original.</text:span></text:p>
      <text:list xml:id="list3446668329753253884" text:style-name="WWNum22">
        <text:list-item>
          <text:p text:style-name="P3"><text:span text:style-name="T4">The work clearly differentiates itself from other work. The work has memorable impact, and pursues concepts and techniques above and beyond original goals. The ideas behind the work are original, thoughtful and/or imaginative. The work demonstrates the student’s ability to think critically and work independently. </text:span></text:p>
        </text:list-item>
      </text:list>
      <text:p text:style-name="P4"><text:span text:style-name="T4">B Very Good / Good – </text:span><text:span text:style-name="T5">Project is, with a few exceptions, well-designed and executed. Project may be lacking in originality.</text:span></text:p>
      <text:list xml:id="list133746800872879" text:continue-numbering="true" text:style-name="WWNum22">
        <text:list-item>
          <text:p text:style-name="P3"><text:span text:style-name="T4">The work is better than average and shows extra effort. The impact of the work is good, and demonstrates the use of an iterative production process. The work employs above average craft and attention to detail.</text:span></text:p>
        </text:list-item>
      </text:list>
      <text:p text:style-name="P4"><text:span text:style-name="T4">C Satisfactory – </text:span><text:span text:style-name="T6">Project has a number of technical issues, and is not particularly original</text:span></text:p>
      <text:list xml:id="list133748337807591" text:continue-numbering="true" text:style-name="WWNum22">
        <text:list-item>
          <text:p text:style-name="P3"><text:span text:style-name="T4">Average and competent, the work has acceptable levels of impact and conceptual development. The content of the work is sufficiently developed, but it lacks thoughtful, original, and imaginative resolution and/or attention to detail and craft. The work employs process, but does not demonstrate notable solutions.</text:span></text:p>
        </text:list-item>
      </text:list>
      <text:p text:style-name="P4"><text:span text:style-name="T4">D Poor / Below Average – </text:span><text:span text:style-name="T6">Project has flaws, and is unoriginal or derivative</text:span></text:p>
      <text:list xml:id="list133748065814772" text:continue-numbering="true" text:style-name="WWNum22">
        <text:list-item>
          <text:p text:style-name="P3"><text:span text:style-name="T4">The work is lacking in many or most areas that show any understanding of the research, design, and/or prototyping phase(s). The impact of the work is weak with unsound, unoriginal, or unimaginative </text:span><text:span text:style-name="T7">content and design</text:span><text:span text:style-name="T4">. Problems may </text:span><text:span text:style-name="T7">reflect a</text:span><text:span text:style-name="T4"> lack of interest </text:span><text:span text:style-name="T7">in the work</text:span><text:span text:style-name="T4">, procrastination, poor planning, </text:span><text:span text:style-name="T7">mimicry</text:span><text:span text:style-name="T4"> and/or poor </text:span><text:span text:style-name="T5">implementation</text:span><text:span text:style-name="T4">.</text:span></text:p>
        </text:list-item>
      </text:list>
      <text:p text:style-name="P4"><text:span text:style-name="T4">F Unacceptable – </text:span><text:span text:style-name="T6">Project is so flawed that it is not functional </text:span><text:span text:style-name="T7">or project is plagiarized.</text:span></text:p>
      <text:p text:style-name="P7"><text:span text:style-name="T4"/></text:p>
      <text:p text:style-name="P6"><text:span text:style-name="T1">Appendix B: Grading Criteria for Presentation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T4">Criterion</text:span></text:p>
          </table:table-cell>
          <table:table-cell table:style-name="Table1.A1" office:value-type="string">
            <text:p text:style-name="P4"><text:span text:style-name="T4">Weight</text:span></text:p>
          </table:table-cell>
          <table:table-cell table:style-name="Table1.A1" office:value-type="string">
            <text:p text:style-name="P4"><text:span text:style-name="T4">Guidelines</text:span></text:p>
          </table:table-cell>
        </table:table-row>
        <table:table-row table:style-name="Table1.1">
          <table:table-cell table:style-name="Table1.A1" office:value-type="string">
            <text:p text:style-name="P4"><text:span text:style-name="T4">Poise</text:span></text:p>
          </table:table-cell>
          <table:table-cell table:style-name="Table1.A1" office:value-type="string">
            <text:p text:style-name="P4"><text:span text:style-name="T4">25%</text:span></text:p>
          </table:table-cell>
          <table:table-cell table:style-name="Table1.A1" office:value-type="string">
            <text:p text:style-name="P4"><text:span text:style-name="T4">Did you address the audience? Did you speak clearly? Did you use intonation to emphasize your points? Did you present yourself well, or did you slouch, wander or dissemble? Did you speak at a volume level appropriate for the venue?</text:span></text:p>
            <text:p text:style-name="P4"><text:span text:style-name="T4">A - Presenter had good posture, spoke clearly, used correct, non-idiomatic English, and did not distract the audience with her/his body language.</text:span></text:p>
            <text:p text:style-name="P4"><text:span text:style-name="T4">B - Presenter met most but not all of the criteria outlined for an A.</text:span></text:p>
            <text:p text:style-name="P4"><text:span text:style-name="T4">C - Presenter met some of the criteria for an A, but for the most part did not.</text:span></text:p>
            <text:p text:style-name="P4"><text:span text:style-name="T4">D - Presenter wandered, dissembled, slouched, was difficult to hear, or too loud.</text:span></text:p>
            <text:p text:style-name="P4"><text:span text:style-name="T4">F - Presenter was obnoxious, incomprehensible, spoke extremely loudly or was inaudible.</text:span></text:p>
          </table:table-cell>
        </table:table-row>
        <table:table-row table:style-name="Table1.1">
          <table:table-cell table:style-name="Table1.A1" office:value-type="string">
            <text:p text:style-name="P4"><text:span text:style-name="T4">Multi-media presentation materials (e.g. slideshows, handouts)</text:span></text:p>
          </table:table-cell>
          <table:table-cell table:style-name="Table1.A1" office:value-type="string">
            <text:p text:style-name="P4"><text:span text:style-name="T4">25%</text:span></text:p>
          </table:table-cell>
          <table:table-cell table:style-name="Table1.A1" office:value-type="string">
            <text:p text:style-name="P4"><text:span text:style-name="T4">A - Presentation materials enhanced the presentation and/or provided a solid foundation for it. Note that students can receive an A for visually stunning presentation materials that captivate the audience OR for presentation materials that are simple, professionally executed, and provide a solid foundation for the presentation.</text:span></text:p>
            <text:p text:style-name="P4"><text:span text:style-name="T4">B - Presentation materials met most of the criteria for an A but were somewhat facile or distracting, or not professionally executed.</text:span></text:p>
            <text:p text:style-name="P4"><text:span text:style-name="T4">C - Presentation materials somewhat distracted from or otherwise undermined the presentation. Presentation materials were sloppily executed, but comprehensible.</text:span></text:p>
            <text:p text:style-name="P4"><text:span text:style-name="T4">D - Presentation materials distracted from or otherwise undermined the presentation. Presentation materials were sloppily executed and somewhat </text:span><text:soft-page-break/><text:span text:style-name="T4">incomprehensible.</text:span></text:p>
            <text:p text:style-name="P4"><text:span text:style-name="T4">F - Presentation materials were non-existent or poorly executed to the point of being incomprehensible.</text:span></text:p>
          </table:table-cell>
        </table:table-row>
      </table:table>
      <text:list xml:id="list133747105065699" text:continue-numbering="true" text:style-name="WWNum22">
        <text:list-item>
          <text:p text:style-name="P8"/>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row table:style-name="Table2.2">
          <table:table-cell table:style-name="Table2.A1" office:value-type="string">
            <text:p text:style-name="P4"><text:span text:style-name="T4">Structure</text:span></text:p>
          </table:table-cell>
          <table:table-cell table:style-name="Table2.A1" office:value-type="string">
            <text:p text:style-name="P4"><text:span text:style-name="T4">25%</text:span></text:p>
          </table:table-cell>
          <table:table-cell table:style-name="Table2.A1" office:value-type="string">
            <text:p text:style-name="P4"><text:span text:style-name="T4">A - Presentation topic was clearly introduced, ideas were well developed, the development of ideas occurred in a coherent manner, the conclusion succinctly summarized the content.</text:span></text:p>
            <text:p text:style-name="P4"><text:span text:style-name="T4">B - Presentation met most but not all of the criteria outlined for an A.</text:span></text:p>
            <text:p text:style-name="P4"><text:span text:style-name="T4">C - Presentation did not have an introduction and conclusion, ideas though presented, were not developed in a logical fashion. Points were made in a disconnected way.</text:span></text:p>
            <text:p text:style-name="P4"><text:span text:style-name="T4">D - Presentation was disorganized and somewhat illogical.</text:span></text:p>
            <text:p text:style-name="P4"><text:span text:style-name="T4">F - Presentation was incoherent, topic was never introduced, ideas, if presented at all, were not developed.</text:span></text:p>
          </table:table-cell>
        </table:table-row>
        <table:table-row table:style-name="Table2.3">
          <table:table-cell table:style-name="Table2.A1" office:value-type="string">
            <text:p text:style-name="P4"><text:span text:style-name="T4">Content</text:span></text:p>
          </table:table-cell>
          <table:table-cell table:style-name="Table2.A1" office:value-type="string">
            <text:p text:style-name="P4"><text:span text:style-name="T4">25%</text:span></text:p>
          </table:table-cell>
          <table:table-cell table:style-name="Table2.A1" office:value-type="string">
            <text:p text:style-name="P4"><text:span text:style-name="T4">A - Content was topical and/or interesting; arguments were supported by properly documented evidence; evidence was creatively/critically evaluated; language was clear, concise and grammatical.</text:span></text:p>
            <text:p text:style-name="P4"><text:span text:style-name="T4">B - Content met most but not all of the criteria outlined for an A.</text:span></text:p>
            <text:p text:style-name="P4"><text:span text:style-name="T4">C - Content met some of the criteria for an A, with significant issues like undocumented sources, unsubstantiated claims, etc.</text:span></text:p>
            <text:p text:style-name="P4"><text:span text:style-name="T4">D - Content was unoriginal or trivial, some factual claims were not substantiated, language was ungrammatical.</text:span></text:p>
            <text:p text:style-name="P4"><text:soft-page-break/><text:span text:style-name="T4">F - Content was incoherent, factual claims were never substantiated, language was ungrammatical.</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Label_20_847" style:display-name="ListLabel 847" style:family="text">
      <style:text-properties style:font-name="Times New Roman" fo:font-family="'Times New Roman'" style:font-family-generic="roman" style:font-pitch="variable" fo:font-size="12pt" fo:font-weight="bold" style:font-size-asian="12pt" style:font-weight-asian="bold" style:font-name-complex="Symbol1" style:font-family-complex="Symbol" style:font-family-generic-complex="system" style:font-pitch-complex="variable"/>
    </style:style>
    <style:style style:name="ListLabel_20_848" style:display-name="ListLabel 848" style:family="text">
      <style:text-properties fo:font-size="10pt" style:font-size-asian="10pt" style:font-name-complex="Courier New1" style:font-family-complex="'Courier New'" style:font-family-generic-complex="system" style:font-pitch-complex="variable"/>
    </style:style>
    <style:style style:name="ListLabel_20_849" style:display-name="ListLabel 849" style:family="text">
      <style:text-properties fo:font-size="10pt" style:font-size-asian="10pt" style:font-name-complex="Wingdings1" style:font-family-complex="Wingdings" style:font-family-generic-complex="system" style:font-pitch-complex="variable"/>
    </style:style>
    <style:style style:name="ListLabel_20_850" style:display-name="ListLabel 850" style:family="text">
      <style:text-properties fo:font-size="10pt" style:font-size-asian="10pt" style:font-name-complex="Wingdings1" style:font-family-complex="Wingdings" style:font-family-generic-complex="system" style:font-pitch-complex="variable"/>
    </style:style>
    <style:style style:name="ListLabel_20_851" style:display-name="ListLabel 851" style:family="text">
      <style:text-properties fo:font-size="10pt" style:font-size-asian="10pt" style:font-name-complex="Wingdings1" style:font-family-complex="Wingdings" style:font-family-generic-complex="system" style:font-pitch-complex="variable"/>
    </style:style>
    <style:style style:name="ListLabel_20_852" style:display-name="ListLabel 852" style:family="text">
      <style:text-properties fo:font-size="10pt" style:font-size-asian="10pt" style:font-name-complex="Wingdings1" style:font-family-complex="Wingdings" style:font-family-generic-complex="system" style:font-pitch-complex="variable"/>
    </style:style>
    <style:style style:name="ListLabel_20_853" style:display-name="ListLabel 853" style:family="text">
      <style:text-properties fo:font-size="10pt" style:font-size-asian="10pt" style:font-name-complex="Wingdings1" style:font-family-complex="Wingdings" style:font-family-generic-complex="system" style:font-pitch-complex="variable"/>
    </style:style>
    <style:style style:name="ListLabel_20_854" style:display-name="ListLabel 854" style:family="text">
      <style:text-properties fo:font-size="10pt" style:font-size-asian="10pt" style:font-name-complex="Wingdings1" style:font-family-complex="Wingdings" style:font-family-generic-complex="system" style:font-pitch-complex="variable"/>
    </style:style>
    <style:style style:name="ListLabel_20_855" style:display-name="ListLabel 855" style:family="text">
      <style:text-properties fo:font-size="10pt" style:font-size-asian="10pt"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2">
      <text:list-level-style-bullet text:level="1" text:style-name="ListLabel_20_847"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848"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ListLabel_20_8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85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5" text:style-name="ListLabel_20_85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6" text:style-name="ListLabel_20_85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85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8" text:style-name="ListLabel_20_854"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9" text:style-name="ListLabel_20_85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10061" officeooo:paragraph-rsid="00210061"/>
    </style:style>
    <style:style style:name="MT1" style:family="text">
      <style:text-properties officeooo:rsid="0022b64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MMP305 Spring 2017 Grading Criteria <text:tab/><text:page-number text:select-page="current">4</text:page-number><text:tab/><text:span text:style-name="MT1">Version 2016-01-2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3:28:36.066673713</meta:creation-date>
    <dc:date>2017-01-30T13:37:46.249450058</dc:date>
    <meta:editing-duration>PT9M8S</meta:editing-duration>
    <meta:editing-cycles>7</meta:editing-cycles>
    <meta:generator>LibreOffice/5.1.4.2$Linux_X86_64 LibreOffice_project/10m0$Build-2</meta:generator>
    <meta:document-statistic meta:table-count="2" meta:image-count="0" meta:object-count="0" meta:page-count="4" meta:paragraph-count="44" meta:word-count="714" meta:character-count="4649" meta:non-whitespace-character-count="3976"/>
  </office:meta>
</office:document-meta>
</file>